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1031c9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0fae3f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officeooo:rsid="00133e55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fo:font-style="normal" style:text-underline-style="solid" style:text-underline-width="auto" style:text-underline-color="font-color" fo:font-weight="bold" officeooo:rsid="001a423f" officeooo:paragraph-rsid="001a423f" style:font-style-asian="normal" style:font-weight-asian="bold" style:font-style-complex="normal" style:font-weight-complex="bold"/>
    </style:style>
    <style:style style:name="T1" style:family="text">
      <style:text-properties officeooo:rsid="0011a53e"/>
    </style:style>
    <style:style style:name="T2" style:family="text">
      <style:text-properties officeooo:rsid="0018bc66"/>
    </style:style>
    <style:style style:name="T3" style:family="text">
      <style:text-properties officeooo:rsid="001e3d88"/>
    </style:style>
    <style:style style:name="T4" style:family="text">
      <style:text-properties officeooo:rsid="000fa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- Comment souhaitez-vous que le suivi du parcours de la ronde soit matérialiser dans l’application ?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"/>
      <text:p text:style-name="P1">- Avez-vous un souhait particulier sur l’affichage des rapports des rondes 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- <text:span text:style-name="T1">Savez-vous si les agents auront accès a un point wifi sur place 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- <text:span text:style-name="T2">Combien de lieux peut-on visiter au maximum dans une ronde ?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49:19.405663816</meta:creation-date>
    <dc:date>2020-01-23T08:07:40.588767934</dc:date>
    <meta:editing-duration>PT1H4M14S</meta:editing-duration>
    <meta:editing-cycles>17</meta:editing-cycles>
    <meta:generator>LibreOffice/6.2.6.2$Linux_X86_64 LibreOffice_project/20$Build-2</meta:generator>
    <meta:print-date>2020-01-23T08:04:45.799806206</meta:print-date>
    <meta:document-statistic meta:table-count="0" meta:image-count="0" meta:object-count="0" meta:page-count="1" meta:paragraph-count="4" meta:word-count="54" meta:character-count="305" meta:non-whitespace-character-count="255"/>
  </office:meta>
</office:document-meta>
</file>